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3.332cm"/>
    </style:style>
    <style:style style:name="co5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4.449cm"/>
    </style:style>
    <style:style style:name="co7" style:family="table-column">
      <style:table-column-properties fo:break-before="auto" style:column-width="4.094cm"/>
    </style:style>
    <style:style style:name="co8" style:family="table-column">
      <style:table-column-properties fo:break-before="auto" style:column-width="2.219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3.381cm"/>
    </style:style>
    <style:style style:name="co11" style:family="table-column">
      <style:table-column-properties fo:break-before="auto" style:column-width="3.798cm"/>
    </style:style>
    <style:style style:name="co12" style:family="table-column">
      <style:table-column-properties fo:break-before="auto" style:column-width="4.406cm"/>
    </style:style>
    <style:style style:name="co13" style:family="table-column">
      <style:table-column-properties fo:break-before="auto" style:column-width="4.046cm"/>
    </style:style>
    <style:style style:name="co14" style:family="table-column">
      <style:table-column-properties fo:break-before="auto" style:column-width="15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" style:family="table-cell" style:parent-style-name="Default">
      <style:table-cell-properties fo:border-bottom="none" fo:border-left="none" fo:border-right="0.002cm solid #000000" fo:border-top="0.002cm solid #000000"/>
    </style:style>
    <style:style style:name="ce4" style:family="table-cell" style:parent-style-name="Default" style:data-style-name="N5116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5116">
      <style:table-cell-properties fo:border="0.002cm solid #000000"/>
    </style:style>
    <style:style style:name="ce6" style:family="table-cell" style:parent-style-name="Default" style:data-style-name="N5116">
      <style:table-cell-properties fo:border-bottom="none" fo:border-left="0.002cm solid #000000" fo:border-right="0.002cm solid #000000" fo:border-top="0.002cm solid #000000"/>
    </style:style>
    <style:style style:name="ce7" style:family="table-cell" style:parent-style-name="Default" style:data-style-name="N5116"/>
    <style:style style:name="ce8" style:family="table-cell" style:parent-style-name="Default" style:data-style-name="N5116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5116">
      <style:table-cell-properties fo:border-bottom="0.002cm solid #000000" fo:border-left="0.002cm solid #000000" fo:border-right="none" fo:border-top="0.002cm solid #000000"/>
    </style:style>
    <style:style style:name="ce10" style:family="table-cell" style:parent-style-name="Default" style:data-style-name="N5116">
      <style:table-cell-properties fo:border-bottom="none" fo:border-left="0.002cm solid #000000" fo:border-right="none" fo:border-top="0.002cm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st Setup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Converted to String" table:style-name="ta1" table:print-ranges="'Converted to String'.A1:'Converted to String'.F11"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Data Count</text:p>
          </table:table-cell>
          <table:table-cell table:style-name="ce4" office:value-type="string">
            <text:p>xml.sax</text:p>
          </table:table-cell>
          <table:table-cell table:style-name="ce4" office:value-type="string">
            <text:p>xml.dom.minidom</text:p>
          </table:table-cell>
          <table:table-cell table:style-name="ce4" office:value-type="string">
            <text:p>ecoxipy.dom_output</text:p>
          </table:table-cell>
          <table:table-cell table:style-name="ce4" office:value-type="string">
            <text:p>ecoxipy.element_output</text:p>
          </table:table-cell>
          <table:table-cell table:style-name="ce8" office:value-type="string">
            <text:p>ecoxipy.string_output</text:p>
          </table:table-cell>
          <table:table-cell table:style-name="ce11"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0.314072132111">
            <text:p>0.314</text:p>
          </table:table-cell>
          <table:table-cell table:style-name="ce5" office:value-type="float" office:value="0.359441041946">
            <text:p>0.359</text:p>
          </table:table-cell>
          <table:table-cell table:style-name="ce5" office:value-type="float" office:value="0.505175113678">
            <text:p>0.505</text:p>
          </table:table-cell>
          <table:table-cell table:style-name="ce5" office:value-type="float" office:value="0.354291915894">
            <text:p>0.354</text:p>
          </table:table-cell>
          <table:table-cell table:style-name="ce9" office:value-type="float" office:value="0.188066959381">
            <text:p>0.188</text:p>
          </table:table-cell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float" office:value="0.728629112244">
            <text:p>0.729</text:p>
          </table:table-cell>
          <table:table-cell table:style-name="ce5" office:value-type="float" office:value="0.913552045822">
            <text:p>0.914</text:p>
          </table:table-cell>
          <table:table-cell table:style-name="ce5" office:value-type="float" office:value="1.30577707291">
            <text:p>1.306</text:p>
          </table:table-cell>
          <table:table-cell table:style-name="ce5" office:value-type="float" office:value="0.829805850983">
            <text:p>0.830</text:p>
          </table:table-cell>
          <table:table-cell table:style-name="ce9" office:value-type="float" office:value="0.505238056183">
            <text:p>0.505</text:p>
          </table:table-cell>
          <table:table-cell table:number-columns-repeated="101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float" office:value="1.3226339817">
            <text:p>1.323</text:p>
          </table:table-cell>
          <table:table-cell table:style-name="ce5" office:value-type="float" office:value="1.65267395973">
            <text:p>1.653</text:p>
          </table:table-cell>
          <table:table-cell table:style-name="ce5" office:value-type="float" office:value="2.23501491547">
            <text:p>2.235</text:p>
          </table:table-cell>
          <table:table-cell table:style-name="ce5" office:value-type="float" office:value="1.58940601349">
            <text:p>1.589</text:p>
          </table:table-cell>
          <table:table-cell table:style-name="ce9" office:value-type="float" office:value="1.01650619507">
            <text:p>1.017</text:p>
          </table:table-cell>
          <table:table-cell table:number-columns-repeated="101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2.16925597191">
            <text:p>2.169</text:p>
          </table:table-cell>
          <table:table-cell table:style-name="ce5" office:value-type="float" office:value="2.71575593948">
            <text:p>2.716</text:p>
          </table:table-cell>
          <table:table-cell table:style-name="ce5" office:value-type="float" office:value="3.67211079597">
            <text:p>3.672</text:p>
          </table:table-cell>
          <table:table-cell table:style-name="ce5" office:value-type="float" office:value="2.62479090691">
            <text:p>2.625</text:p>
          </table:table-cell>
          <table:table-cell table:style-name="ce9" office:value-type="float" office:value="1.70252084732">
            <text:p>1.703</text:p>
          </table:table-cell>
          <table:table-cell table:number-columns-repeated="101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float" office:value="3.23010611534">
            <text:p>3.230</text:p>
          </table:table-cell>
          <table:table-cell table:style-name="ce5" office:value-type="float" office:value="4.22123885155">
            <text:p>4.221</text:p>
          </table:table-cell>
          <table:table-cell table:style-name="ce5" office:value-type="float" office:value="5.55192303658">
            <text:p>5.552</text:p>
          </table:table-cell>
          <table:table-cell table:style-name="ce5" office:value-type="float" office:value="3.94606280327">
            <text:p>3.946</text:p>
          </table:table-cell>
          <table:table-cell table:style-name="ce9" office:value-type="float" office:value="2.62211608887">
            <text:p>2.622</text:p>
          </table:table-cell>
          <table:table-cell table:number-columns-repeated="101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float" office:value="4.55417895317">
            <text:p>4.554</text:p>
          </table:table-cell>
          <table:table-cell table:style-name="ce5" office:value-type="float" office:value="5.86807203293">
            <text:p>5.868</text:p>
          </table:table-cell>
          <table:table-cell table:style-name="ce5" office:value-type="float" office:value="7.86740899086">
            <text:p>7.867</text:p>
          </table:table-cell>
          <table:table-cell table:style-name="ce5" office:value-type="float" office:value="5.55397796631">
            <text:p>5.554</text:p>
          </table:table-cell>
          <table:table-cell table:style-name="ce9" office:value-type="float" office:value="3.67765688896">
            <text:p>3.678</text:p>
          </table:table-cell>
          <table:table-cell table:number-columns-repeated="101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float" office:value="6.07686901093">
            <text:p>6.077</text:p>
          </table:table-cell>
          <table:table-cell table:style-name="ce5" office:value-type="float" office:value="7.74060606956">
            <text:p>7.741</text:p>
          </table:table-cell>
          <table:table-cell table:style-name="ce5" office:value-type="float" office:value="10.502933979">
            <text:p>10.503</text:p>
          </table:table-cell>
          <table:table-cell table:style-name="ce5" office:value-type="float" office:value="7.54644083977">
            <text:p>7.546</text:p>
          </table:table-cell>
          <table:table-cell table:style-name="ce9" office:value-type="float" office:value="4.95296478271">
            <text:p>4.953</text:p>
          </table:table-cell>
          <table:table-cell table:number-columns-repeated="101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office:value-type="float" office:value="7.80679702759">
            <text:p>7.807</text:p>
          </table:table-cell>
          <table:table-cell table:style-name="ce5" office:value-type="float" office:value="10.0189199448">
            <text:p>10.019</text:p>
          </table:table-cell>
          <table:table-cell table:style-name="ce5" office:value-type="float" office:value="13.5244431496">
            <text:p>13.524</text:p>
          </table:table-cell>
          <table:table-cell table:style-name="ce5" office:value-type="float" office:value="9.64142608643">
            <text:p>9.641</text:p>
          </table:table-cell>
          <table:table-cell table:style-name="ce9" office:value-type="float" office:value="6.5126709938">
            <text:p>6.513</text:p>
          </table:table-cell>
          <table:table-cell table:number-columns-repeated="101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 office:value-type="float" office:value="9.79968690872">
            <text:p>9.800</text:p>
          </table:table-cell>
          <table:table-cell table:style-name="ce5" office:value-type="float" office:value="12.9648079872">
            <text:p>12.965</text:p>
          </table:table-cell>
          <table:table-cell table:style-name="ce5" office:value-type="float" office:value="17.1377210617">
            <text:p>17.138</text:p>
          </table:table-cell>
          <table:table-cell table:style-name="ce5" office:value-type="float" office:value="12.0087618828">
            <text:p>12.009</text:p>
          </table:table-cell>
          <table:table-cell table:style-name="ce9" office:value-type="float" office:value="8.15705299377">
            <text:p>8.157</text:p>
          </table:table-cell>
          <table:table-cell table:number-columns-repeated="1017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6" office:value-type="float" office:value="12.1279199123">
            <text:p>12.128</text:p>
          </table:table-cell>
          <table:table-cell table:style-name="ce6" office:value-type="float" office:value="16.2170810699">
            <text:p>16.217</text:p>
          </table:table-cell>
          <table:table-cell table:style-name="ce6" office:value-type="float" office:value="21.1971411705">
            <text:p>21.197</text:p>
          </table:table-cell>
          <table:table-cell table:style-name="ce6" office:value-type="float" office:value="15.0743210316">
            <text:p>15.074</text:p>
          </table:table-cell>
          <table:table-cell table:style-name="ce10" office:value-type="float" office:value="9.96823191643">
            <text:p>9.968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ative Data Structures" table:style-name="ta1" table:print-ranges="'Native Data Structures'.A1:'Native Data Structures'.F11">
        <table:table-column table:style-name="co8" table:default-cell-style-name="Default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row table:style-name="ro1">
          <table:table-cell table:style-name="ce1" office:value-type="string">
            <text:p>Data Count</text:p>
          </table:table-cell>
          <table:table-cell table:style-name="ce4" office:value-type="string">
            <text:p>xml.sax</text:p>
          </table:table-cell>
          <table:table-cell table:style-name="ce4" office:value-type="string">
            <text:p>xml.dom.minidom</text:p>
          </table:table-cell>
          <table:table-cell table:style-name="ce4" office:value-type="string">
            <text:p>ecoxipy.dom_output</text:p>
          </table:table-cell>
          <table:table-cell table:style-name="ce4" office:value-type="string">
            <text:p>ecoxipy.element_output</text:p>
          </table:table-cell>
          <table:table-cell table:style-name="ce8" office:value-type="string">
            <text:p>ecoxipy.string_outpu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10260057449">
            <text:p>0.310</text:p>
          </table:table-cell>
          <table:table-cell office:value-type="float" office:value="0.147504806519">
            <text:p>0.148</text:p>
          </table:table-cell>
          <table:table-cell office:value-type="float" office:value="0.278281927109">
            <text:p>0.278</text:p>
          </table:table-cell>
          <table:table-cell office:value-type="float" office:value="0.153678894043">
            <text:p>0.154</text:p>
          </table:table-cell>
          <table:table-cell office:value-type="float" office:value="0.187776088715">
            <text:p>0.18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906121969223">
            <text:p>0.906</text:p>
          </table:table-cell>
          <table:table-cell office:value-type="float" office:value="0.356179952621">
            <text:p>0.356</text:p>
          </table:table-cell>
          <table:table-cell office:value-type="float" office:value="0.640044927597">
            <text:p>0.640</text:p>
          </table:table-cell>
          <table:table-cell office:value-type="float" office:value="0.350584983826">
            <text:p>0.351</text:p>
          </table:table-cell>
          <table:table-cell office:value-type="float" office:value="0.507255077362">
            <text:p>0.5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31940484047">
            <text:p>1.319</text:p>
          </table:table-cell>
          <table:table-cell office:value-type="float" office:value="0.694469928741">
            <text:p>0.694</text:p>
          </table:table-cell>
          <table:table-cell office:value-type="float" office:value="1.22186303139">
            <text:p>1.222</text:p>
          </table:table-cell>
          <table:table-cell office:value-type="float" office:value="0.663890123367">
            <text:p>0.664</text:p>
          </table:table-cell>
          <table:table-cell office:value-type="float" office:value="1.04936099052">
            <text:p>1.04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16808199883">
            <text:p>2.168</text:p>
          </table:table-cell>
          <table:table-cell office:value-type="float" office:value="1.1539709568">
            <text:p>1.154</text:p>
          </table:table-cell>
          <table:table-cell office:value-type="float" office:value="2.00868701935">
            <text:p>2.009</text:p>
          </table:table-cell>
          <table:table-cell office:value-type="float" office:value="1.0809571743">
            <text:p>1.081</text:p>
          </table:table-cell>
          <table:table-cell office:value-type="float" office:value="1.80036783218">
            <text:p>1.8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22901797295">
            <text:p>3.229</text:p>
          </table:table-cell>
          <table:table-cell office:value-type="float" office:value="1.74036502838">
            <text:p>1.740</text:p>
          </table:table-cell>
          <table:table-cell office:value-type="float" office:value="3.03056311607">
            <text:p>3.031</text:p>
          </table:table-cell>
          <table:table-cell office:value-type="float" office:value="1.62499117851">
            <text:p>1.625</text:p>
          </table:table-cell>
          <table:table-cell office:value-type="float" office:value="2.72146582603">
            <text:p>2.7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51123404503">
            <text:p>4.511</text:p>
          </table:table-cell>
          <table:table-cell office:value-type="float" office:value="2.46790599823">
            <text:p>2.468</text:p>
          </table:table-cell>
          <table:table-cell office:value-type="float" office:value="4.2675640583">
            <text:p>4.268</text:p>
          </table:table-cell>
          <table:table-cell office:value-type="float" office:value="2.26650309563">
            <text:p>2.267</text:p>
          </table:table-cell>
          <table:table-cell office:value-type="float" office:value="3.67796397209">
            <text:p>3.67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0328540802">
            <text:p>6.033</text:p>
          </table:table-cell>
          <table:table-cell office:value-type="float" office:value="3.2882168293">
            <text:p>3.288</text:p>
          </table:table-cell>
          <table:table-cell office:value-type="float" office:value="5.97073793411">
            <text:p>5.971</text:p>
          </table:table-cell>
          <table:table-cell office:value-type="float" office:value="3.01218485832">
            <text:p>3.012</text:p>
          </table:table-cell>
          <table:table-cell office:value-type="float" office:value="5.28202581406">
            <text:p>5.28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85173201561">
            <text:p>7.852</text:p>
          </table:table-cell>
          <table:table-cell office:value-type="float" office:value="4.28369188309">
            <text:p>4.284</text:p>
          </table:table-cell>
          <table:table-cell office:value-type="float" office:value="7.34514403343">
            <text:p>7.345</text:p>
          </table:table-cell>
          <table:table-cell office:value-type="float" office:value="3.88464999199">
            <text:p>3.885</text:p>
          </table:table-cell>
          <table:table-cell office:value-type="float" office:value="6.48679995537">
            <text:p>6.48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.85977315903">
            <text:p>9.860</text:p>
          </table:table-cell>
          <table:table-cell office:value-type="float" office:value="5.32786512375">
            <text:p>5.328</text:p>
          </table:table-cell>
          <table:table-cell office:value-type="float" office:value="9.32658576965">
            <text:p>9.327</text:p>
          </table:table-cell>
          <table:table-cell office:value-type="float" office:value="4.90032601357">
            <text:p>4.900</text:p>
          </table:table-cell>
          <table:table-cell office:value-type="float" office:value="8.03563094139">
            <text:p>8.0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.9504210949">
            <text:p>11.950</text:p>
          </table:table-cell>
          <table:table-cell office:value-type="float" office:value="6.67549300194">
            <text:p>6.675</text:p>
          </table:table-cell>
          <table:table-cell office:value-type="float" office:value="11.5830039978">
            <text:p>11.583</text:p>
          </table:table-cell>
          <table:table-cell office:value-type="float" office:value="5.97800993919">
            <text:p>5.978</text:p>
          </table:table-cell>
          <table:table-cell office:value-type="float" office:value="9.90129995346">
            <text:p>9.901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raph" table:style-name="ta1" table:print-ranges="Graph.B1:Graph.B1 Graph.A1:Graph.A1">
        <table:table-column table:style-name="co14" table:number-columns-repeated="2" table:default-cell-style-name="Default"/>
        <table:table-row table:style-name="ro2">
          <table:table-cell>
            <draw:frame table:end-cell-address="Graph.B2" table:end-x="0.057cm" table:end-y="0.057cm" draw:z-index="0" draw:name="Converted to String" draw:style-name="gr1" draw:text-style-name="P1" svg:width="15cm" svg:height="15cm" svg:x="0.001cm" svg:y="0.001cm">
              <draw:object draw:notify-on-update-of-ranges="'Converted to String'.A2:'Converted to String'.A11 'Converted to String'.B1:'Converted to String'.B1 'Converted to String'.B2:'Converted to String'.B11 'Converted to String'.C1:'Converted to String'.C1 'Converted to String'.C2:'Converted to String'.C11 'Converted to String'.D1:'Converted to String'.D1 'Converted to String'.D2:'Converted to String'.D11 'Converted to String'.E1:'Converted to String'.E1 'Converted to String'.E2:'Converted to String'.E11 'Converted to String'.F1:'Converted to String'.F1 'Converted to String'.F2:'Converted to String'.F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>
            <draw:frame table:end-cell-address="Graph.C2" table:end-x="0.112cm" table:end-y="0.056cm" draw:z-index="1" draw:style-name="gr1" draw:text-style-name="P1" svg:width="15cm" svg:height="15cm" svg:x="0.056cm" svg:y="0cm">
              <draw:object draw:notify-on-update-of-ranges="'Native Data Structures'.A1:'Native Data Structures'.A1 'Native Data Structures'.A2:'Native Data Structures'.A11 'Native Data Structures'.B1:'Native Data Structures'.B1 'Native Data Structures'.B2:'Native Data Structures'.B11 'Native Data Structures'.C1:'Native Data Structures'.C1 'Native Data Structures'.C2:'Native Data Structures'.C11 'Native Data Structures'.D1:'Native Data Structures'.D1 'Native Data Structures'.D2:'Native Data Structures'.D11 'Native Data Structures'.E1:'Native Data Structures'.E1 'Native Data Structures'.E2:'Native Data Structures'.E11 'Native Data Structures'.F1:'Native Data Structures'.F1 'Native Data Structures'.F2:'Native Data Structures'.F1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5116" number:language="en" number:country="US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table-centering="horizontal" style:writing-mode="lr-tb">
        <style:background-image/>
      </style:page-layout-properties>
      <style:header-style>
        <style:header-footer-properties fo:min-height="1.101cm" fo:margin-left="0cm" fo:margin-right="0cm" fo:margin-bottom="1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" fo:font-size="10pt" style:font-name-asian="Arial" style:font-size-asian="10pt" style:font-name-complex="Arial" style:font-size-complex="10pt"/>
    </style:style>
    <style:style style:name="MT2" style:family="text">
      <style:text-properties style:font-name="Tahoma1" fo:font-size="10pt" style:font-name-asian="Tahoma1" style:font-size-asian="10pt" style:font-name-complex="Tahoma1" style:font-size-complex="10pt"/>
    </style:style>
  </office:automatic-styles>
  <office:master-styles>
    <style:master-page style:name="Default" style:page-layout-name="Mpm1">
      <style:header>
        <text:p><text:span text:style-name="MT1">ECoXiPy Peformance Test </text:span><text:span text:style-name="MT2">Results -</text:span> 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7.05.2013</text:date>, <text:time>00:32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7T00:32:38</dc:date>
    <dc:creator>Michael Pohl</dc:creator>
    <meta:generator>OpenOffice.org/3.4.1$Unix OpenOffice.org_project/341m1$Build-9593</meta:generator>
    <meta:editing-duration>PT2H35M12S</meta:editing-duration>
    <meta:editing-cycles>25</meta:editing-cycles>
    <meta:keyword>Python</meta:keyword>
    <meta:keyword>XML</meta:keyword>
    <meta:keyword>Performance</meta:keyword>
    <dc:title>ECoXiPy Peformance Test Results</dc:title>
    <meta:document-statistic meta:table-count="4" meta:cell-count="1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6" number:language="en" number:country="US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5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5116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116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116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5116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5116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001cm" svg:height="15.001cm" xlink:href=".." xlink:type="simple" chart:class="chart:line" chart:style-name="ch1">
        <chart:title svg:x="5.445cm" svg:y="0.435cm" chart:style-name="ch2">
          <text:p>Converted to String</text:p>
        </chart:title>
        <chart:legend chart:legend-position="bottom" svg:x="0.718cm" svg:y="13.756cm" style:legend-expansion="wide" chart:style-name="ch3"/>
        <chart:plot-area chart:style-name="ch4" table:cell-range-address="'Converted to String'.A1:'Converted to String'.F11" chart:data-source-has-labels="both" svg:x="1.298cm" svg:y="2.124cm" svg:width="13.103cm" svg:height="10.364cm">
          <chartooo:coordinate-region svg:x="2.618cm" svg:y="2.314cm" svg:width="11.582cm" svg:height="9.545cm"/>
          <chart:axis chart:dimension="x" chart:name="primary-x" chart:style-name="ch5" chartooo:axis-type="auto">
            <chartooo:date-scale/>
            <chart:title svg:x="4.238cm" svg:y="12.789cm" chart:style-name="ch6">
              <text:p>Data Count (exponentially growing document size)</text:p>
            </chart:title>
            <chart:categories table:cell-range-address="'Converted to String'.A2:'Converted to String'.A11"/>
            <chart:grid chart:style-name="ch7" chart:class="major"/>
          </chart:axis>
          <chart:axis chart:dimension="y" chart:name="primary-y" chart:style-name="ch8">
            <chart:title svg:x="0.451cm" svg:y="9.814cm" chart:style-name="ch9">
              <text:p>Document Building Time [seconds]</text:p>
            </chart:title>
            <chart:grid chart:style-name="ch7" chart:class="major"/>
          </chart:axis>
          <chart:series chart:style-name="ch10" chart:values-cell-range-address="'Converted to String'.B2:'Converted to String'.B11" chart:label-cell-address="'Converted to String'.B1:'Converted to String'.B1" chart:class="chart:line">
            <chart:data-point chart:repeated="10"/>
          </chart:series>
          <chart:series chart:style-name="ch11" chart:values-cell-range-address="'Converted to String'.C2:'Converted to String'.C11" chart:label-cell-address="'Converted to String'.C1:'Converted to String'.C1" chart:class="chart:line">
            <chart:data-point chart:repeated="10"/>
          </chart:series>
          <chart:series chart:style-name="ch12" chart:values-cell-range-address="'Converted to String'.D2:'Converted to String'.D11" chart:label-cell-address="'Converted to String'.D1:'Converted to String'.D1" chart:class="chart:line">
            <chart:data-point chart:repeated="10"/>
          </chart:series>
          <chart:series chart:style-name="ch13" chart:values-cell-range-address="'Converted to String'.E2:'Converted to String'.E11" chart:label-cell-address="'Converted to String'.E1:'Converted to String'.E1" chart:class="chart:line">
            <chart:data-point chart:repeated="10"/>
          </chart:series>
          <chart:series chart:style-name="ch14" chart:values-cell-range-address="'Converted to String'.F2:'Converted to String'.F11" chart:label-cell-address="'Converted to String'.F1:'Converted to String'.F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l.sax</text:p>
                <draw:g>
                  <svg:desc>'Converted to String'.B1:'Converted to String'.B1</svg:desc>
                </draw:g>
              </table:table-cell>
              <table:table-cell office:value-type="string">
                <text:p>xml.dom.minidom</text:p>
                <draw:g>
                  <svg:desc>'Converted to String'.C1:'Converted to String'.C1</svg:desc>
                </draw:g>
              </table:table-cell>
              <table:table-cell office:value-type="string">
                <text:p>ecoxipy.dom_output</text:p>
                <draw:g>
                  <svg:desc>'Converted to String'.D1:'Converted to String'.D1</svg:desc>
                </draw:g>
              </table:table-cell>
              <table:table-cell office:value-type="string">
                <text:p>ecoxipy.element_output</text:p>
                <draw:g>
                  <svg:desc>'Converted to String'.E1:'Converted to String'.E1</svg:desc>
                </draw:g>
              </table:table-cell>
              <table:table-cell office:value-type="string">
                <text:p>ecoxipy.string_output</text:p>
                <draw:g>
                  <svg:desc>'Converted to String'.F1:'Converted to String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onverted to String'.A2:'Converted to String'.A11</svg:desc>
                </draw:g>
              </table:table-cell>
              <table:table-cell office:value-type="float" office:value="0.314072132111">
                <text:p>0.314072132111</text:p>
                <draw:g>
                  <svg:desc>'Converted to String'.B2:'Converted to String'.B11</svg:desc>
                </draw:g>
              </table:table-cell>
              <table:table-cell office:value-type="float" office:value="0.359441041946">
                <text:p>0.359441041946</text:p>
                <draw:g>
                  <svg:desc>'Converted to String'.C2:'Converted to String'.C11</svg:desc>
                </draw:g>
              </table:table-cell>
              <table:table-cell office:value-type="float" office:value="0.505175113678">
                <text:p>0.505175113678</text:p>
                <draw:g>
                  <svg:desc>'Converted to String'.D2:'Converted to String'.D11</svg:desc>
                </draw:g>
              </table:table-cell>
              <table:table-cell office:value-type="float" office:value="0.354291915894">
                <text:p>0.354291915894</text:p>
                <draw:g>
                  <svg:desc>'Converted to String'.E2:'Converted to String'.E11</svg:desc>
                </draw:g>
              </table:table-cell>
              <table:table-cell office:value-type="float" office:value="0.188066959381">
                <text:p>0.188066959381</text:p>
                <draw:g>
                  <svg:desc>'Converted to String'.F2:'Converted to String'.F1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28629112244">
                <text:p>0.728629112244</text:p>
              </table:table-cell>
              <table:table-cell office:value-type="float" office:value="0.913552045822">
                <text:p>0.913552045822</text:p>
              </table:table-cell>
              <table:table-cell office:value-type="float" office:value="1.30577707291">
                <text:p>1.30577707291</text:p>
              </table:table-cell>
              <table:table-cell office:value-type="float" office:value="0.829805850983">
                <text:p>0.829805850983</text:p>
              </table:table-cell>
              <table:table-cell office:value-type="float" office:value="0.505238056183">
                <text:p>0.50523805618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3226339817">
                <text:p>1.3226339817</text:p>
              </table:table-cell>
              <table:table-cell office:value-type="float" office:value="1.65267395973">
                <text:p>1.65267395973</text:p>
              </table:table-cell>
              <table:table-cell office:value-type="float" office:value="2.23501491547">
                <text:p>2.23501491547</text:p>
              </table:table-cell>
              <table:table-cell office:value-type="float" office:value="1.58940601349">
                <text:p>1.58940601349</text:p>
              </table:table-cell>
              <table:table-cell office:value-type="float" office:value="1.01650619507">
                <text:p>1.016506195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16925597191">
                <text:p>2.16925597191</text:p>
              </table:table-cell>
              <table:table-cell office:value-type="float" office:value="2.71575593948">
                <text:p>2.71575593948</text:p>
              </table:table-cell>
              <table:table-cell office:value-type="float" office:value="3.67211079597">
                <text:p>3.67211079597</text:p>
              </table:table-cell>
              <table:table-cell office:value-type="float" office:value="2.62479090691">
                <text:p>2.62479090691</text:p>
              </table:table-cell>
              <table:table-cell office:value-type="float" office:value="1.70252084732">
                <text:p>1.702520847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23010611534">
                <text:p>3.23010611534</text:p>
              </table:table-cell>
              <table:table-cell office:value-type="float" office:value="4.22123885155">
                <text:p>4.22123885155</text:p>
              </table:table-cell>
              <table:table-cell office:value-type="float" office:value="5.55192303658">
                <text:p>5.55192303658</text:p>
              </table:table-cell>
              <table:table-cell office:value-type="float" office:value="3.94606280327">
                <text:p>3.94606280327</text:p>
              </table:table-cell>
              <table:table-cell office:value-type="float" office:value="2.62211608887">
                <text:p>2.6221160888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55417895317">
                <text:p>4.55417895317</text:p>
              </table:table-cell>
              <table:table-cell office:value-type="float" office:value="5.86807203293">
                <text:p>5.86807203293</text:p>
              </table:table-cell>
              <table:table-cell office:value-type="float" office:value="7.86740899086">
                <text:p>7.86740899086</text:p>
              </table:table-cell>
              <table:table-cell office:value-type="float" office:value="5.55397796631">
                <text:p>5.55397796631</text:p>
              </table:table-cell>
              <table:table-cell office:value-type="float" office:value="3.67765688896">
                <text:p>3.6776568889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.07686901093">
                <text:p>6.07686901093</text:p>
              </table:table-cell>
              <table:table-cell office:value-type="float" office:value="7.74060606956">
                <text:p>7.74060606956</text:p>
              </table:table-cell>
              <table:table-cell office:value-type="float" office:value="10.502933979">
                <text:p>10.502933979</text:p>
              </table:table-cell>
              <table:table-cell office:value-type="float" office:value="7.54644083977">
                <text:p>7.54644083977</text:p>
              </table:table-cell>
              <table:table-cell office:value-type="float" office:value="4.95296478271">
                <text:p>4.9529647827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.80679702759">
                <text:p>7.80679702759</text:p>
              </table:table-cell>
              <table:table-cell office:value-type="float" office:value="10.0189199448">
                <text:p>10.0189199448</text:p>
              </table:table-cell>
              <table:table-cell office:value-type="float" office:value="13.5244431496">
                <text:p>13.5244431496</text:p>
              </table:table-cell>
              <table:table-cell office:value-type="float" office:value="9.64142608643">
                <text:p>9.64142608643</text:p>
              </table:table-cell>
              <table:table-cell office:value-type="float" office:value="6.5126709938">
                <text:p>6.512670993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.79968690872">
                <text:p>9.79968690872</text:p>
              </table:table-cell>
              <table:table-cell office:value-type="float" office:value="12.9648079872">
                <text:p>12.9648079872</text:p>
              </table:table-cell>
              <table:table-cell office:value-type="float" office:value="17.1377210617">
                <text:p>17.1377210617</text:p>
              </table:table-cell>
              <table:table-cell office:value-type="float" office:value="12.0087618828">
                <text:p>12.0087618828</text:p>
              </table:table-cell>
              <table:table-cell office:value-type="float" office:value="8.15705299377">
                <text:p>8.157052993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1279199123">
                <text:p>12.1279199123</text:p>
              </table:table-cell>
              <table:table-cell office:value-type="float" office:value="16.2170810699">
                <text:p>16.2170810699</text:p>
              </table:table-cell>
              <table:table-cell office:value-type="float" office:value="21.1971411705">
                <text:p>21.1971411705</text:p>
              </table:table-cell>
              <table:table-cell office:value-type="float" office:value="15.0743210316">
                <text:p>15.0743210316</text:p>
              </table:table-cell>
              <table:table-cell office:value-type="float" office:value="9.96823191643">
                <text:p>9.968231916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6" number:language="en" number:country="US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5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5116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5116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5116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5116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5116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001cm" svg:height="15.001cm" xlink:href=".." xlink:type="simple" chart:class="chart:line" chart:style-name="ch1">
        <chart:title svg:x="5.111cm" svg:y="0.435cm" chart:style-name="ch2">
          <text:p>Native Data Structures</text:p>
        </chart:title>
        <chart:legend chart:legend-position="bottom" svg:x="0.718cm" svg:y="13.756cm" style:legend-expansion="wide" chart:style-name="ch3"/>
        <chart:plot-area chart:style-name="ch4" table:cell-range-address="'Native Data Structures'.A1:'Native Data Structures'.F11" chart:data-source-has-labels="both" svg:x="1.298cm" svg:y="2.124cm" svg:width="13.103cm" svg:height="10.364cm">
          <chartooo:coordinate-region svg:x="2.618cm" svg:y="2.315cm" svg:width="11.582cm" svg:height="9.544cm"/>
          <chart:axis chart:dimension="x" chart:name="primary-x" chart:style-name="ch5" chartooo:axis-type="auto">
            <chartooo:date-scale/>
            <chart:title svg:x="4.238cm" svg:y="12.789cm" chart:style-name="ch6">
              <text:p>Data Count (exponentially growing document size)</text:p>
            </chart:title>
            <chart:categories table:cell-range-address="'Native Data Structures'.A2:'Native Data Structures'.A11"/>
            <chart:grid chart:style-name="ch7" chart:class="major"/>
          </chart:axis>
          <chart:axis chart:dimension="y" chart:name="primary-y" chart:style-name="ch8">
            <chart:title svg:x="0.451cm" svg:y="9.814cm" chart:style-name="ch9">
              <text:p>Document Building Time [seconds]</text:p>
            </chart:title>
            <chart:grid chart:style-name="ch7" chart:class="major"/>
          </chart:axis>
          <chart:series chart:style-name="ch10" chart:values-cell-range-address="'Native Data Structures'.B2:'Native Data Structures'.B11" chart:label-cell-address="'Native Data Structures'.B1:'Native Data Structures'.B1" chart:class="chart:line">
            <chart:data-point chart:repeated="10"/>
          </chart:series>
          <chart:series chart:style-name="ch11" chart:values-cell-range-address="'Native Data Structures'.C2:'Native Data Structures'.C11" chart:label-cell-address="'Native Data Structures'.C1:'Native Data Structures'.C1" chart:class="chart:line">
            <chart:data-point chart:repeated="10"/>
          </chart:series>
          <chart:series chart:style-name="ch12" chart:values-cell-range-address="'Native Data Structures'.D2:'Native Data Structures'.D11" chart:label-cell-address="'Native Data Structures'.D1:'Native Data Structures'.D1" chart:class="chart:line">
            <chart:data-point chart:repeated="10"/>
          </chart:series>
          <chart:series chart:style-name="ch13" chart:values-cell-range-address="'Native Data Structures'.E2:'Native Data Structures'.E11" chart:label-cell-address="'Native Data Structures'.E1:'Native Data Structures'.E1" chart:class="chart:line">
            <chart:data-point chart:repeated="10"/>
          </chart:series>
          <chart:series chart:style-name="ch14" chart:values-cell-range-address="'Native Data Structures'.F2:'Native Data Structures'.F11" chart:label-cell-address="'Native Data Structures'.F1:'Native Data Structures'.F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l.sax</text:p>
                <draw:g>
                  <svg:desc>'Native Data Structures'.B1:'Native Data Structures'.B1</svg:desc>
                </draw:g>
              </table:table-cell>
              <table:table-cell office:value-type="string">
                <text:p>xml.dom.minidom</text:p>
                <draw:g>
                  <svg:desc>'Native Data Structures'.C1:'Native Data Structures'.C1</svg:desc>
                </draw:g>
              </table:table-cell>
              <table:table-cell office:value-type="string">
                <text:p>ecoxipy.dom_output</text:p>
                <draw:g>
                  <svg:desc>'Native Data Structures'.D1:'Native Data Structures'.D1</svg:desc>
                </draw:g>
              </table:table-cell>
              <table:table-cell office:value-type="string">
                <text:p>ecoxipy.element_output</text:p>
                <draw:g>
                  <svg:desc>'Native Data Structures'.E1:'Native Data Structures'.E1</svg:desc>
                </draw:g>
              </table:table-cell>
              <table:table-cell office:value-type="string">
                <text:p>ecoxipy.string_output</text:p>
                <draw:g>
                  <svg:desc>'Native Data Structures'.F1:'Native Data Structures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Native Data Structures'.A2:'Native Data Structures'.A11</svg:desc>
                </draw:g>
              </table:table-cell>
              <table:table-cell office:value-type="float" office:value="0.310260057449">
                <text:p>0.310260057449</text:p>
                <draw:g>
                  <svg:desc>'Native Data Structures'.B2:'Native Data Structures'.B11</svg:desc>
                </draw:g>
              </table:table-cell>
              <table:table-cell office:value-type="float" office:value="0.147504806519">
                <text:p>0.147504806519</text:p>
                <draw:g>
                  <svg:desc>'Native Data Structures'.C2:'Native Data Structures'.C11</svg:desc>
                </draw:g>
              </table:table-cell>
              <table:table-cell office:value-type="float" office:value="0.278281927109">
                <text:p>0.278281927109</text:p>
                <draw:g>
                  <svg:desc>'Native Data Structures'.D2:'Native Data Structures'.D11</svg:desc>
                </draw:g>
              </table:table-cell>
              <table:table-cell office:value-type="float" office:value="0.153678894043">
                <text:p>0.153678894043</text:p>
                <draw:g>
                  <svg:desc>'Native Data Structures'.E2:'Native Data Structures'.E11</svg:desc>
                </draw:g>
              </table:table-cell>
              <table:table-cell office:value-type="float" office:value="0.187776088715">
                <text:p>0.187776088715</text:p>
                <draw:g>
                  <svg:desc>'Native Data Structures'.F2:'Native Data Structures'.F1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06121969223">
                <text:p>0.906121969223</text:p>
              </table:table-cell>
              <table:table-cell office:value-type="float" office:value="0.356179952621">
                <text:p>0.356179952621</text:p>
              </table:table-cell>
              <table:table-cell office:value-type="float" office:value="0.640044927597">
                <text:p>0.640044927597</text:p>
              </table:table-cell>
              <table:table-cell office:value-type="float" office:value="0.350584983826">
                <text:p>0.350584983826</text:p>
              </table:table-cell>
              <table:table-cell office:value-type="float" office:value="0.507255077362">
                <text:p>0.50725507736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31940484047">
                <text:p>1.31940484047</text:p>
              </table:table-cell>
              <table:table-cell office:value-type="float" office:value="0.694469928741">
                <text:p>0.694469928741</text:p>
              </table:table-cell>
              <table:table-cell office:value-type="float" office:value="1.22186303139">
                <text:p>1.22186303139</text:p>
              </table:table-cell>
              <table:table-cell office:value-type="float" office:value="0.663890123367">
                <text:p>0.663890123367</text:p>
              </table:table-cell>
              <table:table-cell office:value-type="float" office:value="1.04936099052">
                <text:p>1.049360990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16808199883">
                <text:p>2.16808199883</text:p>
              </table:table-cell>
              <table:table-cell office:value-type="float" office:value="1.1539709568">
                <text:p>1.1539709568</text:p>
              </table:table-cell>
              <table:table-cell office:value-type="float" office:value="2.00868701935">
                <text:p>2.00868701935</text:p>
              </table:table-cell>
              <table:table-cell office:value-type="float" office:value="1.0809571743">
                <text:p>1.0809571743</text:p>
              </table:table-cell>
              <table:table-cell office:value-type="float" office:value="1.80036783218">
                <text:p>1.800367832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22901797295">
                <text:p>3.22901797295</text:p>
              </table:table-cell>
              <table:table-cell office:value-type="float" office:value="1.74036502838">
                <text:p>1.74036502838</text:p>
              </table:table-cell>
              <table:table-cell office:value-type="float" office:value="3.03056311607">
                <text:p>3.03056311607</text:p>
              </table:table-cell>
              <table:table-cell office:value-type="float" office:value="1.62499117851">
                <text:p>1.62499117851</text:p>
              </table:table-cell>
              <table:table-cell office:value-type="float" office:value="2.72146582603">
                <text:p>2.7214658260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51123404503">
                <text:p>4.51123404503</text:p>
              </table:table-cell>
              <table:table-cell office:value-type="float" office:value="2.46790599823">
                <text:p>2.46790599823</text:p>
              </table:table-cell>
              <table:table-cell office:value-type="float" office:value="4.2675640583">
                <text:p>4.2675640583</text:p>
              </table:table-cell>
              <table:table-cell office:value-type="float" office:value="2.26650309563">
                <text:p>2.26650309563</text:p>
              </table:table-cell>
              <table:table-cell office:value-type="float" office:value="3.67796397209">
                <text:p>3.6779639720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.0328540802">
                <text:p>6.0328540802</text:p>
              </table:table-cell>
              <table:table-cell office:value-type="float" office:value="3.2882168293">
                <text:p>3.2882168293</text:p>
              </table:table-cell>
              <table:table-cell office:value-type="float" office:value="5.97073793411">
                <text:p>5.97073793411</text:p>
              </table:table-cell>
              <table:table-cell office:value-type="float" office:value="3.01218485832">
                <text:p>3.01218485832</text:p>
              </table:table-cell>
              <table:table-cell office:value-type="float" office:value="5.28202581406">
                <text:p>5.2820258140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.85173201561">
                <text:p>7.85173201561</text:p>
              </table:table-cell>
              <table:table-cell office:value-type="float" office:value="4.28369188309">
                <text:p>4.28369188309</text:p>
              </table:table-cell>
              <table:table-cell office:value-type="float" office:value="7.34514403343">
                <text:p>7.34514403343</text:p>
              </table:table-cell>
              <table:table-cell office:value-type="float" office:value="3.88464999199">
                <text:p>3.88464999199</text:p>
              </table:table-cell>
              <table:table-cell office:value-type="float" office:value="6.48679995537">
                <text:p>6.4867999553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.85977315903">
                <text:p>9.85977315903</text:p>
              </table:table-cell>
              <table:table-cell office:value-type="float" office:value="5.32786512375">
                <text:p>5.32786512375</text:p>
              </table:table-cell>
              <table:table-cell office:value-type="float" office:value="9.32658576965">
                <text:p>9.32658576965</text:p>
              </table:table-cell>
              <table:table-cell office:value-type="float" office:value="4.90032601357">
                <text:p>4.90032601357</text:p>
              </table:table-cell>
              <table:table-cell office:value-type="float" office:value="8.03563094139">
                <text:p>8.035630941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9504210949">
                <text:p>11.9504210949</text:p>
              </table:table-cell>
              <table:table-cell office:value-type="float" office:value="6.67549300194">
                <text:p>6.67549300194</text:p>
              </table:table-cell>
              <table:table-cell office:value-type="float" office:value="11.5830039978">
                <text:p>11.5830039978</text:p>
              </table:table-cell>
              <table:table-cell office:value-type="float" office:value="5.97800993919">
                <text:p>5.97800993919</text:p>
              </table:table-cell>
              <table:table-cell office:value-type="float" office:value="9.90129995346">
                <text:p>9.901299953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